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785cf" officeooo:paragraph-rsid="000785cf"/>
    </style:style>
    <style:style style:name="P3" style:family="paragraph" style:parent-style-name="Standard">
      <style:paragraph-properties fo:text-align="center" style:justify-single-word="false"/>
      <style:text-properties officeooo:rsid="000785cf" officeooo:paragraph-rsid="000785cf"/>
    </style:style>
    <style:style style:name="P4" style:family="paragraph" style:parent-style-name="Standard">
      <style:text-properties fo:font-style="italic" officeooo:rsid="000785cf" officeooo:paragraph-rsid="000785cf" style:font-style-asian="italic" style:font-style-complex="italic"/>
    </style:style>
    <style:style style:name="P5" style:family="paragraph" style:parent-style-name="Standard">
      <style:text-properties officeooo:rsid="0007da2b" officeooo:paragraph-rsid="0007da2b"/>
    </style:style>
    <style:style style:name="P6" style:family="paragraph" style:parent-style-name="Standard">
      <style:text-properties officeooo:rsid="0007da2b" officeooo:paragraph-rsid="000c8c2f"/>
    </style:style>
    <style:style style:name="P7" style:family="paragraph" style:parent-style-name="Standard">
      <style:text-properties officeooo:rsid="000c8ff8" officeooo:paragraph-rsid="000c8ff8"/>
    </style:style>
    <style:style style:name="P8" style:family="paragraph" style:parent-style-name="Standard">
      <style:text-properties officeooo:rsid="000cc94e" officeooo:paragraph-rsid="000cc94e"/>
    </style:style>
    <style:style style:name="P9" style:family="paragraph" style:parent-style-name="Standard">
      <style:text-properties officeooo:rsid="000e473b" officeooo:paragraph-rsid="000e473b"/>
    </style:style>
    <style:style style:name="P10" style:family="paragraph" style:parent-style-name="Standard">
      <style:text-properties officeooo:rsid="000e9788" officeooo:paragraph-rsid="000e9788"/>
    </style:style>
    <style:style style:name="P11" style:family="paragraph" style:parent-style-name="Standard">
      <style:text-properties officeooo:rsid="00104c9e" officeooo:paragraph-rsid="00104c9e"/>
    </style:style>
    <style:style style:name="T1" style:family="text">
      <style:text-properties officeooo:rsid="0007da2b"/>
    </style:style>
    <style:style style:name="T2" style:family="text">
      <style:text-properties officeooo:rsid="00093c33"/>
    </style:style>
    <style:style style:name="T3" style:family="text">
      <style:text-properties officeooo:rsid="00095d92"/>
    </style:style>
    <style:style style:name="T4" style:family="text">
      <style:text-properties officeooo:rsid="000adf71"/>
    </style:style>
    <style:style style:name="T5" style:family="text">
      <style:text-properties officeooo:rsid="000c8c2f"/>
    </style:style>
    <style:style style:name="T6" style:family="text">
      <style:text-properties officeooo:rsid="000c8ff8"/>
    </style:style>
    <style:style style:name="T7" style:family="text">
      <style:text-properties officeooo:rsid="000cc94e"/>
    </style:style>
    <style:style style:name="T8" style:family="text">
      <style:text-properties officeooo:rsid="000e978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adf71"/>
    </style:style>
    <style:style style:name="T12" style:family="text">
      <style:text-properties style:text-position="super 58%" officeooo:rsid="000cc94e"/>
    </style:style>
    <style:style style:name="T13" style:family="text">
      <style:text-properties officeooo:rsid="00104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mmetric Quality Grading</text:p>
      <text:p text:style-name="P3">by Sven Nilsen, 2022</text:p>
      <text:p text:style-name="P2"/>
      <text:p text:style-name="P4">In this paper I introduce <text:span text:style-name="T1">a grading scale for solving problems using path semantical quality.</text:span></text:p>
      <text:p text:style-name="P2"/>
      <text:p text:style-name="P6">Many problems in the real world <text:span text:style-name="T2">are in principle solvable physically and mentally, but blocked from being solved due to inefficient economic mechanisms. For example, to lose weight or reduce social loneliness, </text:span><text:span text:style-name="T3">can be relatively easily solved if people </text:span><text:span text:style-name="T4">helped each other more, because the primary reason is lack of self-trust and corresponding reflective trust in others.</text:span></text:p>
      <text:p text:style-name="P6"/>
      <text:p text:style-name="P6"><text:span text:style-name="T4">In order to satisfy the axioms of Instrumental Rationality</text:span><text:span text:style-name="T11"><text:reference-ref text:reference-format="text" text:ref-name="instrumental rationality">[1]</text:reference-ref></text:span><text:span text:style-name="T4">, one must increase self-trust and reflective trust </text:span><text:span text:style-name="T5">in other potential partners for cooperation, specially when one can not trust one’s own mind to be disciplined enough to carry through plans. The importance of efficient economic mechanisms to </text:span><text:span text:style-name="T6">build rational motivation and reliance can not be understated in modern society.</text:span></text:p>
      <text:p text:style-name="P5"/>
      <text:p text:style-name="P7">It turns out that the problem of self-trust and reflective trust has the logical structure of a partial equivalence relation<text:span text:style-name="T10"><text:reference-ref text:reference-format="text" text:ref-name="partial equivalence relation">[2]</text:reference-ref></text:span>. <text:span text:style-name="T8">For this, o</text:span>ne can use Path Semantical Quality<text:span text:style-name="T10"><text:reference-ref text:reference-format="text" text:ref-name="path semantical quality">[3]</text:reference-ref></text:span>, e.g. with the Prop library<text:span text:style-name="T10"><text:reference-ref text:reference-format="text" text:ref-name="prop">[4]</text:reference-ref></text:span>.</text:p>
      <text:p text:style-name="P7"/>
      <text:p text:style-name="P7">This means that there are two notions of obtaining rational reliance, <text:span text:style-name="T7">using Avatar Witness Theory</text:span><text:span text:style-name="T12"><text:reference-ref text:reference-format="text" text:ref-name="avatar witness theory">[5]</text:reference-ref></text:span><text:span text:style-name="T7">,</text:span></text:p>
      <text:p text:style-name="P7">one called a “Loop Witness” and another called a “Product Witness”:</text:p>
      <text:p text:style-name="P7"/>
      <text:p text:style-name="P7"><text:tab/>Loop Witness<text:tab/><text:tab/>a ~~ a<text:tab/><text:tab/>Direct self-reliance</text:p>
      <text:p text:style-name="P7"><text:tab/>Product Witness<text:tab/>a ~~ b<text:tab/><text:tab/><text:span text:style-name="T7">Indirect self-reliance obtained by symmetric quality</text:span></text:p>
      <text:p text:style-name="P7"/>
      <text:p text:style-name="P8">The primary economic mechanism is to match people against each other using symmetric quality, such that indirect self-reliance can be achieved by people helping each other.</text:p>
      <text:p text:style-name="P8"/>
      <text:p text:style-name="P8">To help reasoning about this process, I introduce a grading scale for symmetric quality:</text:p>
      <text:p text:style-name="P8"/>
      <text:p text:style-name="P8"><text:tab/>A - finished X</text:p>
      <text:p text:style-name="P8"><text:tab/>B - close to finished X</text:p>
      <text:p text:style-name="P8"><text:tab/>C - main X process</text:p>
      <text:p text:style-name="P8"><text:tab/>D - starting X process</text:p>
      <text:p text:style-name="P8"><text:tab/>E - familiarity with X through symmetric quality</text:p>
      <text:p text:style-name="P8"><text:tab/>F - stuck in X problem</text:p>
      <text:p text:style-name="P8"/>
      <text:p text:style-name="P8">Here, `X` is the problem that needs to be solved, for example “weight loss”.</text:p>
      <text:p text:style-name="P8"/>
      <text:p text:style-name="P8">It is important that this process is not seen as a on/off state where one is either in state F or state A.</text:p>
      <text:p text:style-name="P9"/>
      <text:p text:style-name="P9">For example, the hardest phase for many people can be to move from F to E.</text:p>
      <text:p text:style-name="P9">The reason is that `¬(a ~~ a)` implies `¬(a ~~ b)` for any `b`, such that when one is stuck in F,</text:p>
      <text:p text:style-name="P9">a person can develop severe psychological blockage and anxiety<text:span text:style-name="T10"><text:reference-ref text:reference-format="text" text:ref-name="rumination">[6]</text:reference-ref></text:span>.</text:p>
      <text:p text:style-name="P9"/>
      <text:p text:style-name="P9">A bias of `¬(a ~~ a)` is known as Seshatism<text:span text:style-name="T10"><text:reference-ref text:reference-format="text" text:ref-name="seshatism">[7]</text:reference-ref></text:span>, which can also be used as a tool in stage E to learn that the pain of being stuck with the problem has also the same logical structure as other powerful transformative ways of thinking about existence. This can help <text:span text:style-name="T8">people moving through E.</text:span></text:p>
      <text:p text:style-name="P9"/>
      <text:p text:style-name="P10">The grading scale is designed to both provide a tool for matching people with each other and to provide a formal model to reason about this method of problem solving, <text:span text:style-name="T13">using symmetric quality</text:span>.</text:p>
      <text:h text:style-name="P1" text:outline-level="3">References:</text:h>
      <text:p text:style-name="P10"/>
      <text:p text:style-name="P10"><text:reference-mark-start text:name="instrumental rationality"/>[1]<text:reference-mark-end text:name="instrumental rationality"/><text:tab/>“Instrumental Rationality”</text:p>
      <text:p text:style-name="P10"><text:tab/>Stanford Encyclopedia of Philosophy</text:p>
      <text:p text:style-name="P10"><text:tab/><text:a xlink:type="simple" xlink:href="https://plato.stanford.edu/entries/rationality-instrumental/" text:style-name="Internet_20_link" text:visited-style-name="Visited_20_Internet_20_Link"><text:span text:style-name="T9">https://plato.stanford.edu/entries/rationality-instrumental/</text:span></text:a></text:p>
      <text:p text:style-name="P10"/>
      <text:p text:style-name="P10"><text:reference-mark-start text:name="partial equivalence relation"/>[2]<text:reference-mark-end text:name="partial equivalence relation"/><text:tab/>“Partial equivalence relation”</text:p>
      <text:p text:style-name="P10"><text:tab/>Wikipedia</text:p>
      <text:p text:style-name="P10"><text:tab/><text:a xlink:type="simple" xlink:href="https://en.wikipedia.org/wiki/Partial_equivalence_relation" text:style-name="Internet_20_link" text:visited-style-name="Visited_20_Internet_20_Link"><text:span text:style-name="T9">https://en.wikipedia.org/wiki/Partial_equivalence_relation</text:span></text:a></text:p>
      <text:p text:style-name="P10"/>
      <text:p text:style-name="P10"><text:reference-mark-start text:name="path semantical quality"/>[3]<text:reference-mark-end text:name="path semantical quality"/><text:tab/>“Path Semantical Quality”</text:p>
      <text:p text:style-name="P10"><text:tab/>Sven Nilsen, 2021</text:p>
      <text:p text:style-name="P10"><text:tab/><text:a xlink:type="simple" xlink:href="https://github.com/advancedresearch/path_semantics/blob/master/papers-wip2/path-semantical-quality.pdf" text:style-name="Internet_20_link" text:visited-style-name="Visited_20_Internet_20_Link"><text:span text:style-name="T9">https://github.com/advancedresearch/path_semantics/blob/master/papers-wip2/path-semantical-quality.pdf</text:span></text:a></text:p>
      <text:p text:style-name="P10"/>
      <text:p text:style-name="P10"><text:reference-mark-start text:name="prop"/>[4]<text:reference-mark-end text:name="prop"/><text:tab/>“Prop - Propositional logic with types in Rust”</text:p>
      <text:p text:style-name="P10"><text:tab/>AdvancedResearch</text:p>
      <text:p text:style-name="P10"><text:tab/><text:a xlink:type="simple" xlink:href="https://github.com/advancedresearch/prop" text:style-name="Internet_20_link" text:visited-style-name="Visited_20_Internet_20_Link"><text:span text:style-name="T9">https://github.com/advancedresearch/prop</text:span></text:a></text:p>
      <text:p text:style-name="P10"/>
      <text:p text:style-name="P11"><text:reference-mark-start text:name="avatar witness theory"/>[5]<text:reference-mark-end text:name="avatar witness theory"/><text:tab/>“Avatar Witness Theory”</text:p>
      <text:p text:style-name="P11"><text:tab/>AdvancedResearch – Summary page on Avatar Extensions</text:p>
      <text:p text:style-name="P11"><text:tab/><text:a xlink:type="simple" xlink:href="https://advancedresearch.github.io/avatar-extensions/summary.html#avatar-witness-theory" text:style-name="Internet_20_link" text:visited-style-name="Visited_20_Internet_20_Link"><text:span text:style-name="T9">https://advancedresearch.github.io/avatar-extensions/summary.html#avatar-witness-theory</text:span></text:a></text:p>
      <text:p text:style-name="P11"/>
      <text:p text:style-name="P11"><text:reference-mark-start text:name="rumination"/>[6]<text:reference-mark-end text:name="rumination"/><text:tab/>“Rumination (psychology)”</text:p>
      <text:p text:style-name="P11"><text:tab/>Wikipedia</text:p>
      <text:p text:style-name="P11"><text:tab/><text:a xlink:type="simple" xlink:href="https://en.wikipedia.org/wiki/Rumination_(psychology" text:style-name="Internet_20_link" text:visited-style-name="Visited_20_Internet_20_Link"><text:span text:style-name="T9">https://en.wikipedia.org/wiki/Rumination_(psychology</text:span></text:a><text:span text:style-name="T9">)</text:span></text:p>
      <text:p text:style-name="P11"/>
      <text:p text:style-name="P11"><text:reference-mark-start text:name="seshatism"/>[7]<text:reference-mark-end text:name="seshatism"/><text:tab/>“Seshatism”</text:p>
      <text:p text:style-name="P11"><text:tab/>Sven Nilsen, 2021-2022</text:p>
      <text:p text:style-name="P11"><text:tab/><text:a xlink:type="simple" xlink:href="https://github.com/advancedresearch/path_semantics/blob/master/papers-wip2/seshatism.pdf" text:style-name="Internet_20_link" text:visited-style-name="Visited_20_Internet_20_Link"><text:span text:style-name="T9">https://github.com/advancedresearch/path_semantics/blob/master/papers-wip2/seshatism.pdf</text:span>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9T01:23:57.882311933</meta:creation-date>
    <dc:date>2022-04-10T10:39:37.815768417</dc:date>
    <meta:editing-duration>PT6M7S</meta:editing-duration>
    <meta:editing-cycles>1</meta:editing-cycles>
    <meta:document-statistic meta:table-count="0" meta:image-count="0" meta:object-count="0" meta:page-count="2" meta:paragraph-count="47" meta:word-count="515" meta:character-count="3590" meta:non-whitespace-character-count="3096"/>
    <meta:generator>LibreOffice/7.2.2.2$MacOSX_X86_64 LibreOffice_project/02b2acce88a210515b4a5bb2e46cbfb63fe97d56</meta:generator>
  </office:meta>
</office:document-meta>
</file>